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730a8c">
      <style:table-properties style:width="6.692in" table:align="margins"/>
    </style:style>
    <style:style style:family="table-column" style:name="a681b68">
      <style:table-column-properties style:column-width="1.2599in"/>
    </style:style>
    <style:style style:family="table-cell" style:name="a3149ab">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24d761">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6d4b35">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810ddd">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dd9ac3">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ffdf88">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fda22f">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2857f0">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90bddb">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5cc8ea">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ae7d3c">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number:number-style style:name="nc87575">
      <number:number number:decimal-places="0" number:grouping="true" number:min-integer-digits="1"/>
    </number:number-style>
    <style:style style:data-style-name="nc87575" style:family="table-cell" style:name="ae79c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f0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cc6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7f53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e292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9c91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092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991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92a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91d7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f5909">
      <number:number number:decimal-places="0" number:grouping="true" number:min-integer-digits="1"/>
    </number:number-style>
    <style:style style:data-style-name="n7f5909" style:family="table-cell" style:name="a65379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f0c98">
      <number:number number:decimal-places="0" number:grouping="true" number:min-integer-digits="1"/>
    </number:number-style>
    <style:style style:data-style-name="n4f0c98" style:family="table-cell" style:name="aee99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d7d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e01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624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64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65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0a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b1fde">
      <number:number number:decimal-places="0" number:grouping="true" number:min-integer-digits="1"/>
    </number:number-style>
    <style:style style:data-style-name="n5b1fde" style:family="table-cell" style:name="a12c51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20139">
      <number:number number:decimal-places="0" number:grouping="true" number:min-integer-digits="1"/>
    </number:number-style>
    <style:style style:data-style-name="n020139" style:family="table-cell" style:name="ac93f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8d5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117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03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1f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af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9b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cd17e">
      <number:number number:decimal-places="0" number:grouping="true" number:min-integer-digits="1"/>
    </number:number-style>
    <style:style style:data-style-name="n9cd17e" style:family="table-cell" style:name="a0ce3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0e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ccc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c1d1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df23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37ca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35aa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384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6c8e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8788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bf4e2">
      <number:number number:decimal-places="0" number:grouping="true" number:min-integer-digits="1"/>
    </number:number-style>
    <style:style style:data-style-name="nfbf4e2" style:family="table-cell" style:name="a1ea68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ead3d">
      <number:number number:decimal-places="0" number:grouping="true" number:min-integer-digits="1"/>
    </number:number-style>
    <style:style style:data-style-name="naead3d" style:family="table-cell" style:name="a4b25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72a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3fd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d8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4c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17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0b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4f7a6">
      <number:number number:decimal-places="0" number:grouping="true" number:min-integer-digits="1"/>
    </number:number-style>
    <style:style style:data-style-name="nc4f7a6" style:family="table-cell" style:name="ae60db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6f40a">
      <number:number number:decimal-places="0" number:grouping="true" number:min-integer-digits="1"/>
    </number:number-style>
    <style:style style:data-style-name="nb6f40a" style:family="table-cell" style:name="a2cb8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204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446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ad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e4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0a2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c9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1f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85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55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ec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a7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ef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3d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12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18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fd2a">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b8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25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90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4c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8a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3c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bf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c1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63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ccd3">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58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fd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dd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2d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ad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831a">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ef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4e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c3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ad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57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de1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52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c3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89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4a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7b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b54f">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0d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57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3a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62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6a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326c">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c6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6a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0a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3b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76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eb40">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a9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f6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de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af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3f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cec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28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a9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7f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ad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f3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c802">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50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83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31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7b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e2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460d">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olumn" style:name="a3aca85">
      <style:table-column-properties style:column-width="2.756in"/>
    </style:style>
    <style:style style:family="table-column" style:name="a5b722d">
      <style:table-column-properties style:column-width="0.7874in"/>
    </style:style>
    <style:style style:family="table-column" style:name="a6e44f2">
      <style:table-column-properties style:column-width="0.8662in"/>
    </style:style>
    <style:style style:family="table-column" style:name="a8a0c4c">
      <style:table-column-properties style:column-width="1.2599in"/>
    </style:style>
    <style:style style:family="table-column" style:name="aaa0752">
      <style:table-column-properties style:column-width="1.1811in"/>
    </style:style>
    <style:style style:family="table-column" style:name="acf707a">
      <style:table-column-properties style:column-width="1.7324in"/>
    </style:style>
    <style:style style:family="table-column" style:name="aef914a">
      <style:table-column-properties style:column-width="1.6536in"/>
    </style:style>
    <style:style style:family="table-column" style:name="ab23a2f">
      <style:table-column-properties style:column-width="0.7874in"/>
    </style:style>
    <style:style style:family="table-column" style:name="a0803e2">
      <style:table-column-properties style:column-width="1.3386in"/>
    </style:style>
  </office:automatic-styles>
  <office:body>
    <office:spreadsheet>
      <table:table table:name="Summary" table:style-name="a730a8c">
        <table:table-column table:style-name="a3aca85"/>
        <table:table-column table:style-name="a5b722d"/>
        <table:table-column table:style-name="a6e44f2"/>
        <table:table-column table:style-name="a8a0c4c"/>
        <table:table-column table:style-name="aaa0752"/>
        <table:table-column table:style-name="acf707a"/>
        <table:table-column table:style-name="aef914a"/>
        <table:table-column table:style-name="ab23a2f"/>
        <table:table-column table:style-name="a0803e2"/>
        <table:table-column table:style-name="a681b68"/>
        <table:table-row>
          <table:table-cell office:string-value="Teachers Preferences and Assignment" office:value-type="string" table:style-name="a3149ab">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Study Level" office:value-type="string" table:style-name="a90bddb">
            <text:p>Study Level</text:p>
          </table:table-cell>
          <table:table-cell office:string-value="Semester" office:value-type="string" table:style-name="a810ddd">
            <text:p>Semester</text:p>
          </table:table-cell>
          <table:table-cell office:string-value="Course Type" office:value-type="string" table:style-name="a2857f0">
            <text:p>Course Type</text:p>
          </table:table-cell>
          <table:table-cell office:string-value="Number of groups" office:value-type="string" table:style-name="a6d4b35">
            <text:p>Number of groups</text:p>
          </table:table-cell>
          <table:table-cell office:string-value="Number of hours" office:value-type="string" table:style-name="afda22f">
            <text:p>Number of hours</text:p>
          </table:table-cell>
          <table:table-cell office:string-value="Candidate's First Name" office:value-type="string" table:style-name="a24d761">
            <text:p>Candidate's First Name</text:p>
          </table:table-cell>
          <table:table-cell office:string-value="Candidate's Last Name" office:value-type="string" table:style-name="affdf88">
            <text:p>Candidate's Last Name</text:p>
          </table:table-cell>
          <table:table-cell office:string-value="Choice" office:value-type="string" table:style-name="aae7d3c">
            <text:p>Choice</text:p>
          </table:table-cell>
          <table:table-cell office:string-value="Assignment" office:value-type="string" table:style-name="add9ac3">
            <text:p>Assignment</text:p>
          </table:table-cell>
          <table:table-cell office:value-type="string" table:style-name="a5cc8ea"/>
        </table:table-row>
        <table:table-row>
          <table:table-cell office:string-value="DE1" office:value-type="string" table:style-name="a43f059">
            <text:p>DE1</text:p>
          </table:table-cell>
          <table:table-cell office:value="1.0" office:value-type="float" table:style-name="ae79c87">
            <text:p>1</text:p>
          </table:table-cell>
          <table:table-cell office:string-value="testcourse1" office:value-type="string" table:style-name="af8cc6c">
            <text:p>testcourse1</text:p>
          </table:table-cell>
          <table:table-cell table:style-name="a87f53c"/>
          <table:table-cell table:style-name="a4e292e"/>
          <table:table-cell table:style-name="a69c919"/>
          <table:table-cell table:style-name="a10929f"/>
          <table:table-cell table:style-name="a85991e"/>
          <table:table-cell table:style-name="a192ac0"/>
          <table:table-cell table:style-name="a691d78"/>
        </table:table-row>
        <table:table-row>
          <table:table-cell table:style-name="a181f2f"/>
          <table:table-cell table:style-name="a08b8f4"/>
          <table:table-cell office:string-value="CM" office:value-type="string" table:style-name="a9fd7d7">
            <text:p>CM</text:p>
          </table:table-cell>
          <table:table-cell office:value="3.0" office:value-type="float" table:style-name="a65379d">
            <text:p>3</text:p>
          </table:table-cell>
          <table:table-cell office:value="10.0" office:value-type="float" table:style-name="aee99f5">
            <text:p>10</text:p>
          </table:table-cell>
          <table:table-cell office:string-value="teacher1FirstName" office:value-type="string" table:style-name="a4e0119">
            <text:p>teacher1FirstName</text:p>
          </table:table-cell>
          <table:table-cell office:string-value="teacher1LastName" office:value-type="string" table:style-name="ad62456">
            <text:p>teacher1LastName</text:p>
          </table:table-cell>
          <table:table-cell office:string-value="A" office:value-type="string" table:style-name="a1e64f7">
            <text:p>A</text:p>
          </table:table-cell>
          <table:table-cell table:style-name="a6665d8"/>
          <table:table-cell table:style-name="a2d0a8d"/>
        </table:table-row>
        <table:table-row>
          <table:table-cell table:style-name="a2485da"/>
          <table:table-cell table:style-name="a1325db"/>
          <table:table-cell table:style-name="ac35842"/>
          <table:table-cell table:style-name="a91ef41"/>
          <table:table-cell table:style-name="ab45225"/>
          <table:table-cell office:string-value="teacher2FirstName" office:value-type="string" table:style-name="aa60d5c">
            <text:p>teacher2FirstName</text:p>
          </table:table-cell>
          <table:table-cell office:string-value="teacher2LastName" office:value-type="string" table:style-name="a20c65b">
            <text:p>teacher2LastName</text:p>
          </table:table-cell>
          <table:table-cell office:string-value="C" office:value-type="string" table:style-name="aa0a9c6">
            <text:p>C</text:p>
          </table:table-cell>
          <table:table-cell table:style-name="a7d28bc"/>
          <table:table-cell table:style-name="aa05010"/>
        </table:table-row>
        <table:table-row>
          <table:table-cell table:style-name="aa15508"/>
          <table:table-cell table:style-name="a52904f"/>
          <table:table-cell table:style-name="ae1fdb6"/>
          <table:table-cell table:style-name="ad44ee6"/>
          <table:table-cell table:style-name="a31c34d"/>
          <table:table-cell table:style-name="af2576b"/>
          <table:table-cell table:style-name="afc6a62"/>
          <table:table-cell table:style-name="a7bf650"/>
          <table:table-cell table:style-name="abda914"/>
          <table:table-cell table:style-name="a32831f"/>
        </table:table-row>
        <table:table-row>
          <table:table-cell table:style-name="a06ecd3"/>
          <table:table-cell table:style-name="a094c25"/>
          <table:table-cell office:string-value="TD" office:value-type="string" table:style-name="a268d53">
            <text:p>TD</text:p>
          </table:table-cell>
          <table:table-cell office:value="4.0" office:value-type="float" table:style-name="a12c517">
            <text:p>4</text:p>
          </table:table-cell>
          <table:table-cell office:value="10.0" office:value-type="float" table:style-name="ac93fdd">
            <text:p>10</text:p>
          </table:table-cell>
          <table:table-cell office:string-value="teacher1FirstName" office:value-type="string" table:style-name="a7117f9">
            <text:p>teacher1FirstName</text:p>
          </table:table-cell>
          <table:table-cell office:string-value="teacher1LastName" office:value-type="string" table:style-name="aca034f">
            <text:p>teacher1LastName</text:p>
          </table:table-cell>
          <table:table-cell office:string-value="B" office:value-type="string" table:style-name="af81fbe">
            <text:p>B</text:p>
          </table:table-cell>
          <table:table-cell office:string-value="teacher1FirstName" office:value-type="string" table:style-name="a44af2f">
            <text:p>teacher1FirstName</text:p>
          </table:table-cell>
          <table:table-cell office:string-value="teacher1LastName" office:value-type="string" table:style-name="ab89bb2">
            <text:p>teacher1LastName</text:p>
          </table:table-cell>
        </table:table-row>
        <table:table-row>
          <table:table-cell table:style-name="a17a78b"/>
          <table:table-cell table:style-name="ac78a31"/>
          <table:table-cell table:style-name="a8cdd25"/>
          <table:table-cell table:style-name="a7bc379"/>
          <table:table-cell table:style-name="a5489f3"/>
          <table:table-cell office:string-value="teacher2FirstName" office:value-type="string" table:style-name="a673a54">
            <text:p>teacher2FirstName</text:p>
          </table:table-cell>
          <table:table-cell office:string-value="teacher2LastName" office:value-type="string" table:style-name="ae00a98">
            <text:p>teacher2LastName</text:p>
          </table:table-cell>
          <table:table-cell office:string-value="A" office:value-type="string" table:style-name="a6ddeb2">
            <text:p>A</text:p>
          </table:table-cell>
          <table:table-cell table:style-name="a1b7f56"/>
          <table:table-cell table:style-name="adc3197"/>
        </table:table-row>
        <table:table-row>
          <table:table-cell table:style-name="ab1ef34"/>
          <table:table-cell table:style-name="a5f3c69"/>
          <table:table-cell table:style-name="ad52dc0"/>
          <table:table-cell table:style-name="a68ada3"/>
          <table:table-cell table:style-name="acf4a68"/>
          <table:table-cell table:style-name="a9a621a"/>
          <table:table-cell table:style-name="ac53bc7"/>
          <table:table-cell table:style-name="ad1af56"/>
          <table:table-cell table:style-name="adcad4e"/>
          <table:table-cell table:style-name="aa47b16"/>
        </table:table-row>
        <table:table-row>
          <table:table-cell office:string-value="DE1" office:value-type="string" table:style-name="ad70e68">
            <text:p>DE1</text:p>
          </table:table-cell>
          <table:table-cell office:value="1.0" office:value-type="float" table:style-name="a0ce321">
            <text:p>1</text:p>
          </table:table-cell>
          <table:table-cell office:string-value="testcourse2" office:value-type="string" table:style-name="a1cccc7">
            <text:p>testcourse2</text:p>
          </table:table-cell>
          <table:table-cell table:style-name="a4c1d15"/>
          <table:table-cell table:style-name="a6df231"/>
          <table:table-cell table:style-name="a237ca8"/>
          <table:table-cell table:style-name="a735aab"/>
          <table:table-cell table:style-name="af3845a"/>
          <table:table-cell table:style-name="a16c8ed"/>
          <table:table-cell table:style-name="af87887"/>
        </table:table-row>
        <table:table-row>
          <table:table-cell table:style-name="adb3d0b"/>
          <table:table-cell table:style-name="a41bfa0"/>
          <table:table-cell office:string-value="TD" office:value-type="string" table:style-name="a8e72a3">
            <text:p>TD</text:p>
          </table:table-cell>
          <table:table-cell office:value="4.0" office:value-type="float" table:style-name="a1ea68e">
            <text:p>4</text:p>
          </table:table-cell>
          <table:table-cell office:value="10.0" office:value-type="float" table:style-name="a4b25ed">
            <text:p>10</text:p>
          </table:table-cell>
          <table:table-cell office:string-value="teacher1FirstName" office:value-type="string" table:style-name="a73fd0a">
            <text:p>teacher1FirstName</text:p>
          </table:table-cell>
          <table:table-cell office:string-value="teacher1LastName" office:value-type="string" table:style-name="ac6d8ad">
            <text:p>teacher1LastName</text:p>
          </table:table-cell>
          <table:table-cell office:string-value="C" office:value-type="string" table:style-name="a874c6b">
            <text:p>C</text:p>
          </table:table-cell>
          <table:table-cell office:string-value="teacher1FirstName" office:value-type="string" table:style-name="a0a1713">
            <text:p>teacher1FirstName</text:p>
          </table:table-cell>
          <table:table-cell office:string-value="teacher1LastName" office:value-type="string" table:style-name="a320b6f">
            <text:p>teacher1LastName</text:p>
          </table:table-cell>
        </table:table-row>
        <table:table-row>
          <table:table-cell table:style-name="afa1283"/>
          <table:table-cell table:style-name="a48c1ce"/>
          <table:table-cell table:style-name="a38ad71"/>
          <table:table-cell table:style-name="acf57ae"/>
          <table:table-cell table:style-name="ae67bb0"/>
          <table:table-cell table:style-name="a146a8b"/>
          <table:table-cell table:style-name="ad776d0"/>
          <table:table-cell table:style-name="ad93fba"/>
          <table:table-cell table:style-name="a74f3c3"/>
          <table:table-cell table:style-name="ac4e2eb"/>
        </table:table-row>
        <table:table-row>
          <table:table-cell table:style-name="afc184d"/>
          <table:table-cell table:style-name="a8f6399"/>
          <table:table-cell office:string-value="TP" office:value-type="string" table:style-name="af92040">
            <text:p>TP</text:p>
          </table:table-cell>
          <table:table-cell office:value="3.0" office:value-type="float" table:style-name="ae60db7">
            <text:p>3</text:p>
          </table:table-cell>
          <table:table-cell office:value="10.0" office:value-type="float" table:style-name="a2cb8e0">
            <text:p>10</text:p>
          </table:table-cell>
          <table:table-cell office:string-value="teacher1FirstName" office:value-type="string" table:style-name="a44462e">
            <text:p>teacher1FirstName</text:p>
          </table:table-cell>
          <table:table-cell office:string-value="teacher1LastName" office:value-type="string" table:style-name="aa8ad74">
            <text:p>teacher1LastName</text:p>
          </table:table-cell>
          <table:table-cell office:string-value="B" office:value-type="string" table:style-name="a20e44f">
            <text:p>B</text:p>
          </table:table-cell>
          <table:table-cell table:style-name="a60a2a8"/>
          <table:table-cell table:style-name="a5dc964"/>
        </table:table-row>
        <table:table-row>
          <table:table-cell table:style-name="a4cfd2a"/>
          <table:table-cell table:style-name="a3accd3"/>
          <table:table-cell table:style-name="a7e831a"/>
          <table:table-cell table:style-name="a7fde16"/>
          <table:table-cell table:style-name="a90b54f"/>
          <table:table-cell table:style-name="a70326c"/>
          <table:table-cell table:style-name="a33eb40"/>
          <table:table-cell table:style-name="a19cec4"/>
          <table:table-cell table:style-name="a13c802"/>
          <table:table-cell table:style-name="a08460d"/>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irelabuzdugan</dc:creator>
    <dc:date>2020-06-24T12:05:51</dc:date>
    <meta:editing-cycles>1</meta:editing-cycles>
    <meta:editing-duration>PT1.369S</meta:editing-duration>
    <meta:initial-creator>mirelabuzdugan</meta:initial-creator>
    <meta:creation-date>2020-06-24T12:05:49</meta:creation-date>
    <dc:language>ro</dc:language>
  </office:meta>
</office:document-meta>
</file>